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5.15309in" style:rel-width="scale" style:rel-height="scale"><draw:image xlink:href="media/image1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Φώτης Κατσιγιάννης</meta:initial-creator>
    <dc:creator>Φώτης Κατσιγιάννης</dc:creator>
    <meta:creation-date>2014-11-26T19:08:00Z</meta:creation-date>
    <dc:date>2014-11-26T19:08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